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Bitstream Vera Sans Mono1" svg:font-family="'Bitstream Vera Sans Mono'" style:font-family-generic="swiss" style:font-pitch="fixed"/>
    <style:font-face style:name="Bitstream Vera Sans Mono" svg:font-family="'Bitstream Vera Sans Mono'" style:font-adornments="Roman" style:font-family-generic="swiss" style:font-pitch="fixed"/>
    <style:font-face style:name="AlBattar" svg:font-family="AlBattar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 Mono1"/>
    </style:style>
    <style:style style:name="P2" style:family="paragraph" style:parent-style-name="Standard" style:list-style-name="L1">
      <style:text-properties style:font-name="Bitstream Vera Sans Mono1"/>
    </style:style>
    <style:style style:name="P3" style:family="paragraph" style:parent-style-name="Standard">
      <style:text-properties style:font-name="Bitstream Vera Sans Mono1" fo:font-weight="bold" style:font-weight-asian="bold" style:font-weight-complex="bold"/>
    </style:style>
    <style:style style:name="P4" style:family="paragraph" style:parent-style-name="Standard" style:list-style-name="L2">
      <style:text-properties style:font-name="Bitstream Vera Sans Mono1" fo:font-weight="bold" style:font-weight-asian="bold" style:font-weight-complex="bold"/>
    </style:style>
    <style:style style:name="P5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style:font-name="Bitstream Vera Sans Mono1"/>
    </style:style>
    <style:style style:name="P6" style:family="paragraph" style:parent-style-name="Standard" style:list-style-name="L2">
      <style:paragraph-properties fo:margin-left="0.873cm" fo:margin-right="0cm" fo:text-indent="-0.238cm" style:auto-text-indent="false">
        <style:tab-stops>
          <style:tab-stop style:position="0.794cm"/>
        </style:tab-stops>
      </style:paragraph-properties>
      <style:text-properties style:font-name="Bitstream Vera Sans Mono1" fo:font-weight="bold" style:font-weight-asian="bold" style:font-weight-complex="bold"/>
    </style:style>
    <style:style style:name="P7" style:family="paragraph" style:parent-style-name="Standard">
      <style:paragraph-properties fo:margin-left="0.635cm" fo:margin-right="0cm" fo:text-indent="0cm" style:auto-text-indent="false">
        <style:tab-stops>
          <style:tab-stop style:position="0.794cm"/>
        </style:tab-stops>
      </style:paragraph-properties>
      <style:text-properties style:font-name="Bitstream Vera Sans Mono1"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0.794cm"/>
        </style:tab-stops>
      </style:paragraph-properties>
      <style:text-properties style:font-name="Bitstream Vera Sans Mono1" fo:font-weight="bold" style:font-weight-asian="bold" style:font-weight-complex="bold"/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0.794cm"/>
        </style:tab-stops>
      </style:paragraph-properties>
      <style:text-properties style:font-name="Bitstream Vera Sans Mono1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paragraph-properties fo:margin-left="0cm" fo:margin-right="0cm" fo:text-indent="0cm" style:auto-text-indent="false">
        <style:tab-stops>
          <style:tab-stop style:position="0.794cm"/>
        </style:tab-stops>
      </style:paragraph-properties>
      <style:text-properties style:font-name="Bitstream Vera Sans Mono1" style:text-underline-style="solid" style:text-underline-width="auto" style:text-underline-color="font-color" fo:font-weight="normal" style:font-weight-asian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0.794cm"/>
        </style:tab-stops>
      </style:paragraph-properties>
      <style:text-properties style:font-name="Bitstream Vera Sans Mono1" style:text-underline-style="none" fo:font-weight="bold" style:font-weight-asian="bold" style:font-weight-complex="bold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0.794cm"/>
        </style:tab-stops>
      </style:paragraph-properties>
      <style:text-properties fo:color="#ff0000" style:font-name="Bitstream Vera Sans Mono1" style:text-underline-style="solid" style:text-underline-width="auto" style:text-underline-color="font-color" fo:font-weight="bold" style:font-weight-asian="bold" style:font-weight-complex="bold"/>
    </style:style>
    <style:style style:name="P13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T4" style:family="text">
      <style:text-properties fo:font-style="normal" style:font-name-asian="DejaVu Sans" style:font-style-asian="normal" style:font-name-complex="DejaVu Sans" style:font-style-complex="normal"/>
    </style:style>
    <style:style style:name="T5" style:family="text">
      <style:text-properties fo:font-style="normal" style:text-underline-style="solid" style:text-underline-width="auto" style:text-underline-color="font-color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T6" style:family="text">
      <style:text-properties fo:font-style="normal" style:text-underline-style="none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T7" style:family="text">
      <style:text-properties fo:font-style="normal" style:text-underline-style="none" style:font-name-asian="DejaVu Sans" style:font-style-asian="normal" style:font-name-complex="DejaVu Sans" style:font-style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style:font-name="DejaVu Sans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T10" style:family="text">
      <style:text-properties style:font-name="DejaVu Sans" fo:font-style="normal" style:text-underline-style="none" style:font-name-asian="DejaVu Sans" style:font-style-asian="normal" style:font-name-complex="DejaVu Sans" style:font-style-complex="normal"/>
    </style:style>
    <style:style style:name="T11" style:family="text">
      <style:text-properties style:font-name="DejaVu Sans" fo:font-style="normal" style:font-name-asian="DejaVu Sans" style:font-style-asian="normal" style:font-name-complex="DejaVu Sans" style:font-style-complex="normal"/>
    </style:style>
    <style:style style:name="T12" style:family="text">
      <style:text-properties style:font-name="DejaVu Sans" fo:font-style="normal" style:text-underline-style="solid" style:text-underline-width="auto" style:text-underline-color="font-color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T13" style:family="text">
      <style:text-properties style:font-name="Bitstream Vera Sans Mono1"/>
    </style:style>
    <style:style style:name="T14" style:family="text">
      <style:text-properties fo:color="#ff0000" fo:font-style="normal" style:text-underline-style="none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T15" style:family="text">
      <style:text-properties fo:color="#ff0000" fo:font-style="normal" style:text-underline-style="none" style:font-name-asian="DejaVu Sans" style:font-style-asian="normal" style:font-name-complex="DejaVu Sans" style:font-style-complex="normal"/>
    </style:style>
    <style:style style:name="T16" style:family="text">
      <style:text-properties fo:color="#ff0000" style:font-name="DejaVu Sans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renato/ci237/b</text:p>
      <text:p text:style-name="Standard"><text:span text:style-name="T13">lista:</text:span><text:a xlink:type="simple" xlink:href="mailto:renato-ci237@inf.ufpr.br"><text:span text:style-name="T13">renato-ci237@inf.ufpr.br</text:span></text:a></text:p>
      <text:p text:style-name="P1"/>
      <text:p text:style-name="P1">2 provas</text:p>
      <text:p text:style-name="P1">Pragrama: <text:tab/>1 – Fundamentos(revisão)</text:p>
      <text:list xml:id="list1566051231" text:style-name="L1">
        <text:list-item>
          <text:list>
            <text:list-item>
              <text:list>
                <text:list-item>
                  <text:p text:style-name="P2">Lógica Proposicional</text:p>
                </text:list-item>
                <text:list-item>
                  <text:p text:style-name="P2">Indução</text:p>
                </text:list-item>
              </text:list>
            </text:list-item>
          </text:list>
        </text:list-item>
      </text:list>
      <text:p text:style-name="P1"/>
      <text:p text:style-name="P1"><text:tab/><text:tab/>2 – Recorrências</text:p>
      <text:p text:style-name="P1"><text:tab/><text:tab/><text:tab/>prova1</text:p>
      <text:p text:style-name="P1"><text:tab/><text:tab/>3 – Análise Assintótica</text:p>
      <text:p text:style-name="P1"><text:tab/><text:tab/><text:tab/>prova2</text:p>
      <text:p text:style-name="P5"/>
      <text:p text:style-name="P1"/>
      <text:p text:style-name="P3">Elementos de lógica Proposicional</text:p>
      <text:p text:style-name="P3"><text:tab/><text:span text:style-name="T1">Uma proposição é uma afirmação que tem valor verdadeiro(V) ou false(F).</text:span></text:p>
      <text:p text:style-name="P3"><text:span text:style-name="T1">Exemplo:</text:span></text:p>
      <text:p text:style-name="P3"><text:span text:style-name="T1"><text:tab/>A: 2 ≤ 3</text:span></text:p>
      <text:p text:style-name="P3"><text:span text:style-name="T1"><text:tab/>B: x ≤ 3, para algum x </text:span><text:span text:style-name="T2">Є ℝ</text:span></text:p>
      <text:p text:style-name="P3"><text:span text:style-name="T2"><text:tab/>C: x² ≤ <text:s/>x, para todo x </text:span><text:span text:style-name="T3">ℝ</text:span></text:p>
      <text:p text:style-name="P3"><text:span text:style-name="T4"/></text:p>
      <text:p text:style-name="P3"><text:span text:style-name="T4">Conectivos</text:span></text:p>
      <text:p text:style-name="P3"><text:span text:style-name="T4"><text:tab/>Definição:</text:span><text:span text:style-name="T3"> A </text:span><text:span text:style-name="T5">negação</text:span><text:span text:style-name="T6"> de uma proposição A é a proposição NÃO A, cujo valor é o contrário do valor de A, isto é</text:span></text:p>
      <text:p text:style-name="P3"><draw:line text:anchor-type="paragraph" draw:z-index="0" draw:style-name="gr1" draw:text-style-name="P13" svg:x1="0.614cm" svg:y1="0.464cm" svg:x2="2.731cm" svg:y2="0.464cm"><text:p/></draw:line><draw:line text:anchor-type="paragraph" draw:z-index="1" draw:style-name="gr1" draw:text-style-name="P13" svg:x1="1.752cm" svg:y1="0.093cm" svg:x2="1.752cm" svg:y2="1.363cm"><text:p/></draw:line><text:span text:style-name="T6"><text:tab/>A ¬A</text:span></text:p>
      <text:p text:style-name="P3"><text:span text:style-name="T6"><text:s text:c="5"/>V <text:s/>F</text:span></text:p>
      <text:p text:style-name="P3"><text:span text:style-name="T6"><text:tab/>F <text:s/>V</text:span></text:p>
      <text:p text:style-name="P3"><text:span text:style-name="T6"/></text:p>
      <text:p text:style-name="P3"><text:span text:style-name="T6">A </text:span><text:span text:style-name="T5">Disjunção</text:span><text:span text:style-name="T6"> de A e B é a proposição A ou B cujo valor é V se A=V ou B=V, isto é</text:span></text:p>
      <text:p text:style-name="P3"><text:span text:style-name="T6"/></text:p>
      <text:p text:style-name="P3"><draw:line text:anchor-type="paragraph" draw:z-index="3" draw:style-name="gr1" draw:text-style-name="P13" svg:x1="2.175cm" svg:y1="0.076cm" svg:x2="2.175cm" svg:y2="2.351cm"><text:p/></draw:line><text:span text:style-name="T6"><text:tab/>A B A ou B</text:span></text:p>
      <text:p text:style-name="P3"><draw:line text:anchor-type="paragraph" draw:z-index="2" draw:style-name="gr1" draw:text-style-name="P13" svg:x1="1.09cm" svg:y1="0.085cm" svg:x2="4.027cm" svg:y2="0.085cm"><text:p/></draw:line><text:span text:style-name="T6"><text:tab/>v v <text:s text:c="2"/>v</text:span></text:p>
      <text:p text:style-name="P3"><text:span text:style-name="T6"><text:tab/>v f <text:s text:c="2"/>v</text:span></text:p>
      <text:p text:style-name="P3"><text:span text:style-name="T6"><text:tab/>f v <text:s text:c="2"/>v</text:span></text:p>
      <text:p text:style-name="P3"><text:span text:style-name="T6"><text:tab/>f f <text:s text:c="2"/>f</text:span></text:p>
      <text:p text:style-name="P3"><text:span text:style-name="T6"/></text:p>
      <text:p text:style-name="P3"><text:span text:style-name="T6">A </text:span><text:span text:style-name="T5">conjunção</text:span><text:span text:style-name="T6"> de A e B é a proposição A e B cujo valor é V se A=V e B=V, isto é,</text:span></text:p>
      <text:p text:style-name="P3"><text:span text:style-name="T6"/></text:p>
      <text:p text:style-name="P3"><draw:line text:anchor-type="paragraph" draw:z-index="5" draw:style-name="gr1" draw:text-style-name="P13" svg:x1="2.122cm" svg:y1="0.049cm" svg:x2="2.122cm" svg:y2="2.404cm"><text:p/></draw:line><text:span text:style-name="T6"><text:tab/>A B A e B</text:span></text:p>
      <text:p text:style-name="P3"><draw:line text:anchor-type="paragraph" draw:z-index="4" draw:style-name="gr1" draw:text-style-name="P13" svg:x1="0.984cm" svg:y1="0.005cm" svg:x2="3.55cm" svg:y2="0.005cm"><text:p/></draw:line><text:span text:style-name="T6"><text:tab/>V V <text:s text:c="2"/>V</text:span></text:p>
      <text:p text:style-name="P3"><text:span text:style-name="T6"><text:tab/>V F <text:s text:c="2"/>F</text:span></text:p>
      <text:p text:style-name="P3"><text:span text:style-name="T6"><text:tab/>F V <text:s text:c="2"/>F</text:span></text:p>
      <text:p text:style-name="P3"><text:span text:style-name="T6"><text:tab/>F F <text:s text:c="2"/>F</text:span></text:p>
      <text:p text:style-name="P3"><text:span text:style-name="T6"/></text:p>
      <text:p text:style-name="P3"><text:span text:style-name="T7">TEOREMA 1:</text:span></text:p>
      <text:p text:style-name="P3"><text:span text:style-name="T7"><text:tab/></text:span><text:span text:style-name="T6">Para quaisquer valores de A, B e C:</text:span></text:p>
      <text:p text:style-name="P3"><text:span text:style-name="T6"/></text:p>
      <text:p text:style-name="P3"><text:span text:style-name="T6"/></text:p>
      <text:list xml:id="list590885405" text:style-name="L2">
        <text:list-item>
          <text:p text:style-name="P4"><text:soft-page-break/><text:span text:style-name="T6">(A ou (¬A))=V</text:span></text:p>
        </text:list-item>
        <text:list-item>
          <text:p text:style-name="P4"><text:span text:style-name="T6">(A e (¬A))=F</text:span></text:p>
        </text:list-item>
        <text:list-item>
          <text:p text:style-name="P4"><text:span text:style-name="T6">(A ou F)=A</text:span></text:p>
        </text:list-item>
        <text:list-item>
          <text:p text:style-name="P4"><text:span text:style-name="T6">(A e V)=A</text:span></text:p>
        </text:list-item>
        <text:list-item>
          <text:p text:style-name="P4"><text:span text:style-name="T6">(A ou V)=V</text:span></text:p>
        </text:list-item>
        <text:list-item>
          <text:p text:style-name="P4"><text:span text:style-name="T6">(A e F)=F</text:span></text:p>
        </text:list-item>
        <text:list-item>
          <text:p text:style-name="P4"><text:span text:style-name="T6">(A e (B ou C)) = ((A e B) ou (A e C))</text:span></text:p>
        </text:list-item>
        <text:list-item>
          <text:p text:style-name="P4"><text:span text:style-name="T6">(A ou (B e C)) = ((A ou B) e (A ou C))</text:span></text:p>
        </text:list-item>
        <text:list-item>
          <text:p text:style-name="P4"><text:span text:style-name="T6">¬(A ou B) = ((¬A) e (¬B))</text:span></text:p>
        </text:list-item>
        <text:list-item>
          <text:p text:style-name="P6"><text:span text:style-name="T6">¬(A e B) = ((¬A)ou(¬B))</text:span></text:p>
        </text:list-item>
      </text:list>
      <text:p text:style-name="P7"><text:span text:style-name="T6"/></text:p>
      <text:p text:style-name="P8"><text:span text:style-name="T6">Prova:</text:span></text:p>
      <text:p text:style-name="P8"><text:span text:style-name="T6"><text:tab/></text:span><text:span text:style-name="T14">exercício 1</text:span></text:p>
      <text:p text:style-name="P8"><text:span text:style-name="T6"/></text:p>
      <text:p text:style-name="P8"><text:span text:style-name="T6">Predicados:</text:span></text:p>
      <text:p text:style-name="P8"><text:span text:style-name="T6"><text:tab/>Um </text:span><text:span text:style-name="T5">predicado</text:span><text:span text:style-name="T6"> é uma “proposição parametrizada”</text:span></text:p>
      <text:p text:style-name="P8"><text:span text:style-name="T6">Exemplo:</text:span></text:p>
      <text:p text:style-name="P8"><text:span text:style-name="T6"><text:tab/>P(x): x ≤ x²</text:span></text:p>
      <text:p text:style-name="P8"><text:span text:style-name="T6"><text:tab/>x é chamada de variável livre de P(x)</text:span></text:p>
      <text:p text:style-name="P8"><text:span text:style-name="T6"><text:tab/>Predicados não são verdadeiros nem falsos.</text:span></text:p>
      <text:p text:style-name="P8"><text:span text:style-name="T6"/></text:p>
      <text:p text:style-name="P8"><text:span text:style-name="T6">Quando as variaveis de P(x) são especificadas temos uma proposição que pode ser serdadeira ou false.</text:span></text:p>
      <text:p text:style-name="P8"><text:span text:style-name="T6">No Exemplo:</text:span></text:p>
      <text:p text:style-name="P8"><text:span text:style-name="T6"><text:tab/>P(2)=V</text:span></text:p>
      <text:p text:style-name="P8"><text:span text:style-name="T6"><text:tab/>P(1/2)=F</text:span></text:p>
      <text:p text:style-name="P8"><text:span text:style-name="T6"/></text:p>
      <text:p text:style-name="P9"><text:span text:style-name="T3">Quantificadores</text:span><text:span text:style-name="T6">:</text:span></text:p>
      <text:p text:style-name="P9"><text:span text:style-name="T6"><text:tab/>Se P(x) é um predicado,</text:span></text:p>
      <text:p text:style-name="P9"><text:span text:style-name="T6"><text:tab/><text:tab/>P(x), para todo x Є X</text:span></text:p>
      <text:p text:style-name="P9"><text:span text:style-name="T6">é uma prosição verdadeira se a proposição P(a) for verdadeira para cada a Є X</text:span></text:p>
      <text:p text:style-name="P9"><text:span text:style-name="T6"><text:tab/>P(x), para algum x Є X</text:span></text:p>
      <text:p text:style-name="P9"><text:span text:style-name="T6">é uam proposição verdadeira se a prosição P(a) for verdadeira para algum a Є X</text:span></text:p>
      <text:p text:style-name="P9"><text:span text:style-name="T6">Exemplo:</text:span></text:p>
      <text:p text:style-name="P9"><text:span text:style-name="T6"><text:tab/>Se P(x): x ≤ x²</text:span></text:p>
      <text:p text:style-name="P9"><text:span text:style-name="T6">então</text:span></text:p>
      <text:p text:style-name="P9"><text:span text:style-name="T6"><text:tab/>P(x), para todo x Є ℝ = F</text:span></text:p>
      <text:p text:style-name="P9"><text:span text:style-name="T6"><text:tab/>P(x), para algum x Є ℝ = V</text:span></text:p>
      <text:p text:style-name="P9"><text:span text:style-name="T6"><text:tab/>P(x), para todo x ≥ 3 = V</text:span></text:p>
      <text:p text:style-name="P9"><text:span text:style-name="T6"><text:tab/>P(x), para algum x ≤ ½ = F</text:span></text:p>
      <text:p text:style-name="P9"><text:span text:style-name="T7"/></text:p>
      <text:p text:style-name="P9"><text:span text:style-name="T7">Teorema 2:</text:span></text:p>
      <text:p text:style-name="P9"><text:span text:style-name="T6"><text:tab/>¬(P(x), para todo x Є X) = (¬P(x))para algum x Є X</text:span></text:p>
      <text:p text:style-name="P9"><text:span text:style-name="T6"><text:tab/>¬(P(x), para algum x Є X) = (¬P(x))para todo x Є X</text:span></text:p>
      <text:p text:style-name="P9"><text:span text:style-name="T6">Prova:</text:span></text:p>
      <text:p text:style-name="P9"><text:span text:style-name="T6"><text:tab/></text:span><text:span text:style-name="T14">Exercicio 2</text:span></text:p>
      <text:p text:style-name="P9"><text:span text:style-name="T6"/></text:p>
      <text:p text:style-name="P9"><text:span text:style-name="T6">Observe que se X=vazio então P(x) , para algum x Є X = F</text:span></text:p>
      <text:p text:style-name="P9"><text:span text:style-name="T6">e consequentemente</text:span></text:p>
      <text:p text:style-name="P9"><text:span text:style-name="T6"><text:tab/>P(x), para todo x Є X = V</text:span></text:p>
      <text:p text:style-name="P12"><text:soft-page-break/><text:span text:style-name="T6">exercicio 9</text:span></text:p>
      <text:p text:style-name="P9"><text:span text:style-name="T6"/></text:p>
      <text:p text:style-name="P9"><text:span text:style-name="T6">Implicações: A implicação de A para B é a proposição A =&gt; B cujo valor é V se A=V e B=V ou se A=F, isto é, (A=&gt;B)=(A e B)ou(¬A)</text:span></text:p>
      <text:p text:style-name="P9"><draw:line text:anchor-type="paragraph" draw:z-index="7" draw:style-name="gr1" draw:text-style-name="P13" svg:x1="1.699cm" svg:y1="0.452cm" svg:x2="1.699cm" svg:y2="2.966cm"><text:p/></draw:line><text:span text:style-name="T6">isto é</text:span></text:p>
      <text:p text:style-name="P9"><draw:line text:anchor-type="paragraph" draw:z-index="6" draw:style-name="gr1" draw:text-style-name="P13" svg:x1="0.561cm" svg:y1="0.434cm" svg:x2="3.048cm" svg:y2="0.434cm"><text:p/></draw:line><text:span text:style-name="T6"><text:tab/>A B A=&gt;B</text:span></text:p>
      <text:p text:style-name="P9"><text:span text:style-name="T6"><text:tab/>V V <text:s/>V</text:span></text:p>
      <text:p text:style-name="P9"><text:span text:style-name="T6"><text:tab/>V F <text:s/>F</text:span></text:p>
      <text:p text:style-name="P9"><text:span text:style-name="T6"><text:tab/>F V <text:s/>V</text:span></text:p>
      <text:p text:style-name="P9"><text:span text:style-name="T6"><text:tab/>F F <text:s/>V</text:span></text:p>
      <text:p text:style-name="P9"><text:span text:style-name="T6"/></text:p>
      <text:p text:style-name="P9"><text:span text:style-name="T6">A é chamado de antecedente da implicação e B é chamado de consequente da implicação</text:span></text:p>
      <text:p text:style-name="P9"><text:span text:style-name="T6"/></text:p>
      <text:p text:style-name="P9"><text:span text:style-name="T7">TEOREMA 3:</text:span></text:p>
      <text:p text:style-name="P10"><text:span text:style-name="T7"><text:tab/>Para qualquer valor de A</text:span></text:p>
      <text:p text:style-name="P10"><text:span text:style-name="T7"><text:tab/><text:tab/>(F=&gt;A) = V</text:span></text:p>
      <text:p text:style-name="P10"><text:span text:style-name="T7"/></text:p>
      <text:p text:style-name="P10"><text:span text:style-name="T7">Prova:</text:span></text:p>
      <text:p text:style-name="P10"><text:span text:style-name="T7"><text:tab/></text:span><text:span text:style-name="T15">exercício 4</text:span></text:p>
      <text:p text:style-name="P10"><text:span text:style-name="T7">Exemplo:</text:span></text:p>
      <text:p text:style-name="P10"><text:span text:style-name="T7"><text:tab/>P: Para todo n Є ℕ, se n é par, então n² é múltiplo de 4.</text:span></text:p>
      <text:p text:style-name="P10"><text:span text:style-name="T7">Esquematicamente</text:span></text:p>
      <text:p text:style-name="P10"><text:span text:style-name="T7"><text:tab/>P=(A(n,2)=A(n²,4)),para todo n Є ℕ</text:span></text:p>
      <text:p text:style-name="P10"><text:span text:style-name="T7">onde </text:span></text:p>
      <text:p text:style-name="P10"><text:span text:style-name="T7"><text:tab/>A(n,k) : n é múltiplo de K.</text:span></text:p>
      <text:p text:style-name="P10"><text:span text:style-name="T7"/></text:p>
      <text:p text:style-name="P10"><text:span text:style-name="T7">Provas:</text:span></text:p>
      <text:p text:style-name="P10"><text:span text:style-name="T7"><text:tab/>A </text:span><text:span text:style-name="T4">prova</text:span><text:span text:style-name="T7"> de uma proposição é um argumento que demonstra que a proposição é verdadeira.</text:span></text:p>
      <text:p text:style-name="P10"><text:span text:style-name="T7"/></text:p>
      <text:p text:style-name="P10"><text:span text:style-name="T7">Exemplo:</text:span></text:p>
      <text:p text:style-name="P10"><text:span text:style-name="T7"><text:tab/>Uma Prova da proposição P do exemplo anterior</text:span></text:p>
      <text:p text:style-name="P10"><text:span text:style-name="T7"/></text:p>
      <text:p text:style-name="P10"><text:span text:style-name="T7">temos que provar que</text:span></text:p>
      <text:p text:style-name="P10"><text:span text:style-name="T7"><text:tab/>se n é par, então n² é multiplo de 4, para todo n Є ℕ</text:span></text:p>
      <text:p text:style-name="P10"><text:span text:style-name="T7">seja n par</text:span></text:p>
      <text:p text:style-name="P10"><text:span text:style-name="T7">como n é par, então k= n/2 é inteiro</text:span></text:p>
      <text:p text:style-name="P10"><text:span text:style-name="T7">como k = n/2, então n = 2k</text:span></text:p>
      <text:p text:style-name="P10"><text:span text:style-name="T7">como n=2k, então n²=(2k)²=4k²</text:span></text:p>
      <text:p text:style-name="P10"><text:span text:style-name="T7">como k é inteiro, então k² é inteiro</text:span></text:p>
      <text:p text:style-name="P10"><text:span text:style-name="T7">como n²=4k², então n² é o quadruplo de um inteiro logo, n² é múltiplo de 4.</text:span></text:p>
      <text:p text:style-name="P10"><text:span text:style-name="T7"><text:tab/>Portanto, se n é par, então n² é múltiplo de 4, para todo n Є ℕ</text:span></text:p>
      <text:p text:style-name="P10"><text:span text:style-name="T7"/></text:p>
      <text:p text:style-name="P10"><text:span text:style-name="T7">Esquematicamente:</text:span></text:p>
      <text:p text:style-name="P10"><text:span text:style-name="T7">Temos que provar que A(x) =&gt; B(x), para todo x Є X</text:span></text:p>
      <text:p text:style-name="P10"><text:span text:style-name="T7">Seja x Є X tal que A(x)</text:span></text:p>
      <text:p text:style-name="P10"><text:span text:style-name="T10">⋮</text:span></text:p>
      <text:p text:style-name="P10"><text:span text:style-name="T10">Logo, B(x)</text:span></text:p>
      <text:p text:style-name="P10"><text:span text:style-name="T10">Portanto, A(x)=&gt; B(x), para todo x Є X</text:span></text:p>
      <text:p text:style-name="P10"><text:span text:style-name="T10"/></text:p>
      <text:p text:style-name="P11"><text:soft-page-break/><text:span text:style-name="T11">Definição:</text:span></text:p>
      <text:p text:style-name="P11"><text:span text:style-name="T11"><text:tab/></text:span><text:span text:style-name="T9">A </text:span><text:span text:style-name="T12">contrapositiva</text:span><text:span text:style-name="T9"> da implicação A =&gt; B é a implicação</text:span></text:p>
      <text:p text:style-name="P11"><text:span text:style-name="T9"><text:tab/>(¬B)=&gt;(¬A)</text:span></text:p>
      <text:p text:style-name="P11"><text:span text:style-name="T9"/></text:p>
      <text:p text:style-name="P11"><text:span text:style-name="T11">Teorema 4:</text:span></text:p>
      <text:p text:style-name="P11"><text:span text:style-name="T9"><text:tab/>A contrapositiva de uma implicação tem o mesmo valor da implicação.</text:span></text:p>
      <text:p text:style-name="P11"><text:span text:style-name="T9">Prova:</text:span></text:p>
      <text:p text:style-name="P11"><text:span text:style-name="T9"><text:tab/></text:span><text:span text:style-name="T16">exercicio4</text:span></text:p>
      <text:p text:style-name="P11"><text:span text:style-name="T9">Exemplo: Outra prova da mesma proposição,</text:span></text:p>
      <text:p text:style-name="P11"><text:span text:style-name="T9"/></text:p>
      <text:p text:style-name="P11"><text:span text:style-name="T9"><text:tab/>temos que provar que se n é par, então n² é múltiplo de , para todo n Є ℕ </text:span></text:p>
      <text:p text:style-name="P11"><text:span text:style-name="T9"/></text:p>
      <text:p text:style-name="P11"><text:span text:style-name="T9">vamos provar que se n² não é múl4tiplo de 4 então n não é par, para todo n Є ℕ.</text:span></text:p>
      <text:p text:style-name="P11"><text:span text:style-name="T9"/></text:p>
      <text:p text:style-name="P11"><text:span text:style-name="T9">Seja n Є ℕ tal que n² não é múltiplo de 4</text:span></text:p>
      <text:p text:style-name="P11"><text:span text:style-name="T9"/></text:p>
      <text:p text:style-name="P11"><text:span text:style-name="T9">Então n²/4 não é inteiro,</text:span></text:p>
      <text:p text:style-name="P11"><text:span text:style-name="T9">Como n²/4 = (n/2)², então (n/2)² não é inteiro</text:span></text:p>
      <text:p text:style-name="P11"><text:span text:style-name="T9">como (n/2)² não é inteiro então n/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Bitstream Vera Sans Mono1" svg:font-family="'Bitstream Vera Sans Mono'" style:font-family-generic="swiss" style:font-pitch="fixed"/>
    <style:font-face style:name="Bitstream Vera Sans Mono" svg:font-family="'Bitstream Vera Sans Mono'" style:font-adornments="Roman" style:font-family-generic="swiss" style:font-pitch="fixed"/>
    <style:font-face style:name="AlBattar" svg:font-family="AlBattar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3T14:10:44</meta:creation-date>
    <dc:date>2009-09-08T21:39:00</dc:date>
    <meta:editing-duration>PT03H41M36S</meta:editing-duration>
    <meta:editing-cycles>5</meta:editing-cycles>
    <meta:generator>OpenOffice.org/3.0$Linux OpenOffice.org_project/300m15$Build-9379</meta:generator>
    <meta:document-statistic meta:table-count="0" meta:image-count="0" meta:object-count="0" meta:page-count="4" meta:paragraph-count="131" meta:word-count="817" meta:character-count="3523"/>
    <meta:user-defined meta:name="Informações 1"/>
    <meta:user-defined meta:name="Informações 2"/>
    <meta:user-defined meta:name="Informações 3"/>
    <meta:user-defined meta:name="Informações 4"/>
  </office:meta>
</office:document-meta>
</file>